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background-color="#fff200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<text:tab/>Nom dels restaurants de cuina Irish situats al barri de Queens, Brooklyn o Manhattan que han tingut alguna puntuació més gran que 45. </text:p>
      <text:p text:style-name="Standard"/>
      <text:p text:style-name="Standard"><text:tab/>db.restaurants.find({$or:[{"borough":"Queens"},{"borough":"Brooklyn"},{"borough":"Manhattan"}], "grades.score":{$gte:45}},{"name":1, "_id":0}).count()</text:p>
      <text:p text:style-name="Standard"><text:tab/><text:tab/>552</text:p>
      <text:p text:style-name="Standard"/>
      <text:p text:style-name="P1">2.<text:tab/>Noms dels restaurants que han tingut alguna puntuació concreta amb grade A i score més gran de 20 al barri de Queens. Es suposa què a un barri no es pot repetir el nom de restaurant.</text:p>
      <text:p text:style-name="Standard"/>
      <text:p text:style-name="Standard"><text:tab/>db.restaurants.find({$and:[{"borough":"Queens"},{"grades":{$elemMatch:{"grade":"A", "score":{$gt:20}}}}]},{"name":1,"_id":0}).count()</text:p>
      <text:p text:style-name="Standard"><text:tab/><text:tab/>1</text:p>
      <text:p text:style-name="Standard"/>
      <text:p text:style-name="P1">3.<text:tab/>Zipcodes dels restaurants tals que la primera coordenada sigui menor que -108 i la segona coordenada més gran que 38</text:p>
      <text:p text:style-name="P1"><text:tab/>Volem obtenir-los ordenats i sense repetir. Has de pensar que podrien haver-ne molts restaurants al mateix zipcode (codi postal).</text:p>
      <text:p text:style-name="Standard"/>
      <text:p text:style-name="Standard"><text:tab/>db.restaurants.distinct('address.zipcode',{$and:[{"address.coord.0":{$lt:-108}}, {"address.coord.1":{$gt:38}}]}).sort()</text:p>
      <text:p text:style-name="Standard"><text:tab/><text:tab/>4</text:p>
      <text:p text:style-name="Standard"><text:tab/><text:tab/>[ "10006", "10031", "11355", "11370" ]</text:p>
      <text:p text:style-name="Standard"/>
      <text:p text:style-name="P1">4.<text:tab/>Sense utilitzar expresions regulars, noms dels restaurants de cuina “Pizza” amb nom que comença per “New York”</text:p>
      <text:p text:style-name="P1"><text:tab/>Es suposa que els restaurants sempre comencen per majúscula I què el nom sempre està escrit correctament, no cal considerar variacions tals com New york.</text:p>
      <text:p text:style-name="Standard"/>
      <text:p text:style-name="Standard"><text:tab/>db.restaurants.find({"cuisine":"Pizza", "name":/^New York/},{"name":1, "_id":0}).count() <text:s/><text:span text:style-name="T1">//Con expresiones regulares</text:span></text:p>
      <text:p text:style-name="Standard"><text:tab/><text:tab/>3</text:p>
      <text:p text:style-name="Standard"/>
      <text:p text:style-name="Standard"/>
      <text:p text:style-name="P1">5.<text:tab/>Trobar quants restaurants tenen entre 2 i 7 opinions (inclosses)</text:p>
      <text:p text:style-name="Standard"/>
      <text:p text:style-name="Standard"><text:tab/>db.restaurants.find({$and:[{"grades.1": {$exists:true}}, {"grades.7":{$exists:false}}]}).count()</text:p>
      <text:p text:style-name="Standard"><text:tab/><text:tab/>20848</text:p>
      <text:p text:style-name="Standard"/>
      <text:p text:style-name="P1">6.<text:tab/>Trobar quants restaurants contenen “mexic” escrit sense importar majúscules o minúscules. Pot format part d'una paraula</text:p>
      <text:p text:style-name="Standard"/>
      <text:p text:style-name="Standard"><text:tab/>db.restaurants.find({"name":/mexic/i}).count() /<text:span text:style-name="T1">/Sin regex</text:span></text:p>
      <text:p text:style-name="Standard"><text:tab/><text:tab/>202</text:p>
      <text:p text:style-name="Standard"><text:tab/>db.restaurants.find({"name":{$regex:/mexic/i}}).count() <text:span text:style-name="T1">//Con regex</text:span></text:p>
      <text:p text:style-name="Standard"><text:tab/><text:tab/>202</text:p>
      <text:p text:style-name="Standard"/>
      <text:p text:style-name="Standard"/>
      <text:p text:style-name="Standard"/>
      <text:p text:style-name="P1"><text:soft-page-break/>7.<text:tab/>Trobar els noms dels diferents barris ordenats descendentment.</text:p>
      <text:p text:style-name="Standard"/>
      <text:p text:style-name="Standard"><text:tab/>db.restaurants.distinct('borough').sort() <text:span text:style-name="T1">//Forma ascendente</text:span></text:p>
      <text:p text:style-name="Standard"><text:tab/><text:tab/>[</text:p>
      <text:p text:style-name="Standard"><text:tab/><text:tab/><text:tab/>"Bronx",</text:p>
      <text:p text:style-name="Standard"><text:tab/><text:tab/><text:tab/>"Brooklyn",</text:p>
      <text:p text:style-name="Standard"><text:tab/><text:tab/><text:tab/>"Manhattan",</text:p>
      <text:p text:style-name="Standard"><text:tab/><text:tab/><text:tab/>"Missing",</text:p>
      <text:p text:style-name="Standard"><text:tab/><text:tab/><text:tab/>"Queens",</text:p>
      <text:p text:style-name="Standard"><text:tab/><text:tab/><text:tab/>"Staten Island"</text:p>
      <text:p text:style-name="Standard"><text:tab/><text:tab/>]</text:p>
      <text:p text:style-name="Standard"><text:tab/><text:tab/>6</text:p>
      <text:p text:style-name="Standard"/>
      <text:p text:style-name="Standard"/>
      <text:p text:style-name="P1">8.<text:tab/>Nom dels restaurants de Tapas a Manhattan que han tingut al menys una puntuació més gran que 20 i al menys un score A</text:p>
      <text:p text:style-name="Standard"/>
      <text:p text:style-name="Standard"><text:tab/>db.restaurants.find({$and:[{"borough":"Manhattan"},{"grades.grade":"A"}, {"grades.score":{$gt:20}},{"cuisine":"Tapas"}]}).count()</text:p>
      <text:p text:style-name="Standard"><text:tab/><text:tab/>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18:21:33.414439499</meta:creation-date>
    <dc:date>2019-02-26T18:27:44.545927661</dc:date>
    <meta:editing-duration>PT6M11S</meta:editing-duration>
    <meta:editing-cycles>1</meta:editing-cycles>
    <meta:document-statistic meta:table-count="0" meta:image-count="0" meta:object-count="0" meta:page-count="2" meta:paragraph-count="37" meta:word-count="258" meta:character-count="2317" meta:non-whitespace-character-count="2040"/>
    <meta:generator>LibreOffice/5.4.7.2$Linux_X86_64 LibreOffice_project/40$Build-2</meta:generator>
  </office:meta>
</office:document-meta>
</file>